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96347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e543c" officeooo:paragraph-rsid="009e543c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c9aeb" officeooo:paragraph-rsid="008c9aeb" style:font-name-asian="DejaVu Math TeX Gyre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T1" style:family="text">
      <style:text-properties officeooo:rsid="00a110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我只想靜靜一個人</text:p>
      <text:p text:style-name="P5"/>
      <text:p text:style-name="P2">這世界</text:p>
      <text:p text:style-name="P2">好像誰都知道</text:p>
      <text:p text:style-name="P2">什麼是什麼</text:p>
      <text:p text:style-name="P2">唯獨我不知道什麼是什麼</text:p>
      <text:p text:style-name="P2"/>
      <text:p text:style-name="P2">這世界</text:p>
      <text:p text:style-name="P2">好像誰都知道誰</text:p>
      <text:p text:style-name="P2">唯獨我不知道誰</text:p>
      <text:p text:style-name="P2"/>
      <text:p text:style-name="P2">這世界</text:p>
      <text:p text:style-name="P2">好像誰都是道德高尚的看客</text:p>
      <text:p text:style-name="P2">唯獨我是人格低賤的</text:p>
      <text:p text:style-name="P2">人渣</text:p>
      <text:p text:style-name="P2">說出去的話</text:p>
      <text:p text:style-name="P2">好像也總是遇到鬼</text:p>
      <text:p text:style-name="P2"/>
      <text:p text:style-name="P2">這世界</text:p>
      <text:p text:style-name="P2">我不稀罕神</text:p>
      <text:p text:style-name="P2">也不求鬼</text:p>
      <text:p text:style-name="P2">我只想靜靜一個人</text:p>
      <text:p text:style-name="P2">我只想做一個</text:p>
      <text:p text:style-name="P2">自由自在的</text:p>
      <text:p text:style-name="P2">渺小的</text:p>
      <text:p text:style-name="P2">不被打擾的</text:p>
      <text:p text:style-name="P2">塵埃</text:p>
      <text:p text:style-name="P1"/>
      <text:p text:style-name="P1">我只想回到過去</text:p>
      <text:p text:style-name="P1">過着平凡的生活</text:p>
      <text:p text:style-name="P1">安心寫寫代碼</text:p>
      <text:p text:style-name="P1">塗塗鴉</text:p>
      <text:p text:style-name="P1">喝着咖啡</text:p>
      <text:p text:style-name="P1">品着茶</text:p>
      <text:p text:style-name="P1">說着無人問津的話</text:p>
      <text:p text:style-name="P1">寫着沒人關注的文字</text:p>
      <text:p text:style-name="P1">傳着簡簡單單的道</text:p>
      <text:p text:style-name="P1"/>
      <text:p text:style-name="P4">我百思不得其解</text:p>
      <text:p text:style-name="P1">我一溫弱書生</text:p>
      <text:p text:style-name="P1">有何所懼來哉</text:p>
      <text:p text:style-name="P1"/>
      <text:p text:style-name="P3">我越來越明白</text:p>
      <text:p text:style-name="P3">這一生要什麼</text:p>
      <text:p text:style-name="P3">我不求權貴</text:p>
      <text:p text:style-name="P1">只求靜靜一個人</text:p>
      <text:p text:style-name="P1">行走於煙井小巷</text:p>
      <text:p text:style-name="P1">沒有驚豔</text:p>
      <text:p text:style-name="P1">沒有掌聲和鮮花</text:p>
      <text:p text:style-name="P1">只有</text:p>
      <text:p text:style-name="P1">無人知曉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8T22:35:53.849574692</dc:date>
    <meta:editing-duration>PT5H3M53S</meta:editing-duration>
    <meta:editing-cycles>144</meta:editing-cycles>
    <meta:document-statistic meta:table-count="0" meta:image-count="0" meta:object-count="0" meta:page-count="1" meta:paragraph-count="44" meta:word-count="252" meta:character-count="252" meta:non-whitespace-character-count="252"/>
  </office:meta>
</office:document-meta>
</file>